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color="#000000" draw:fill="solid" draw:fill-color="#47b8b8" fo:min-height="0.503cm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stroke="solid" svg:stroke-color="#000000" draw:fill="solid" draw:fill-color="#47b8b8" fo:min-height="0.555cm"/>
    </style:style>
    <style:style style:name="gr4" style:family="graphic">
      <style:graphic-properties draw:stroke="solid" svg:stroke-color="#000000" draw:fill="solid" draw:fill-color="#47b8b8" fo:min-height="0.689cm"/>
    </style:style>
    <style:style style:name="gr5" style:family="graphic">
      <style:graphic-properties draw:stroke="solid" svg:stroke-color="#000000" draw:fill="solid" draw:fill-color="#47b8b8" fo:min-height="0.502cm"/>
    </style:style>
    <style:style style:name="gr6" style:family="graphic">
      <style:graphic-properties draw:stroke="solid" svg:stroke-color="#000000" draw:fill="solid" draw:fill-color="#47b8b8" fo:min-height="0.554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>
            <draw:frame table:end-cell-address="Feuille1.D3" table:end-x="0.167cm" table:end-y="0.451cm" draw:z-index="8" draw:style-name="gr1" svg:width="1.979cm" svg:height="0.503cm" svg:x="0.446cm" svg:y="0.398cm">
              <draw:text-box>
                <text:p>inscription</text:p>
              </draw:text-box>
            </draw:frame>
          </table:table-cell>
          <table:table-cell table:number-columns-repeated="3"/>
        </table:table-row>
        <table:table-row table:style-name="ro1">
          <table:table-cell/>
          <table:table-cell>
            <draw:line table:end-cell-address="Feuille1.C5" table:end-x="0.419cm" table:end-y="0.424cm" draw:z-index="9" draw:style-name="gr2" draw:text-style-name="P1" svg:x1="2.677cm" svg:y1="0.194cm" svg:x2="1.784cm" svg:y2="1.324cm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>
            <draw:frame table:end-cell-address="Feuille1.B6" table:end-x="1.757cm" table:end-y="0.344cm" draw:z-index="2" draw:style-name="gr3" svg:width="1.756cm" svg:height="0.555cm" svg:x="0.001cm" svg:y="0.239cm">
              <draw:text-box>
                <text:p>membre</text:p>
              </draw:text-box>
            </draw:frame>
            <draw:line table:end-cell-address="Feuille1.C9" table:end-x="0.53cm" table:end-y="0.249cm" draw:z-index="11" draw:style-name="gr2" draw:text-style-name="P1" svg:x1="2.788cm" svg:y1="2.048cm" svg:x2="1.701cm" svg:y2="0.424cm">
              <text:p/>
            </draw:line>
          </table:table-cell>
          <table:table-cell table:number-columns-repeated="4"/>
        </table:table-row>
        <table:table-row table:style-name="ro1">
          <table:table-cell>
            <draw:line table:end-cell-address="Feuille1.A17" table:end-x="2.23cm" table:end-y="0.133cm" draw:z-index="3" draw:style-name="gr2" draw:text-style-name="P1" svg:x1="2.23cm" svg:y1="0.106cm" svg:x2="1.115cm" svg:y2="5.081cm">
              <text:p/>
            </draw:line>
          </table:table-cell>
          <table:table-cell/>
          <table:table-cell>
            <draw:line table:end-cell-address="Feuille1.D9" table:end-x="0.978cm" table:end-y="0.239cm" draw:z-index="19" draw:style-name="gr2" draw:text-style-name="P1" svg:x1="3.236cm" svg:y1="0.433cm" svg:x2="1.784cm" svg:y2="1.588cm">
              <text:p/>
            </draw:line>
          </table:table-cell>
          <table:table-cell>
            <draw:frame table:end-cell-address="Feuille1.E7" table:end-x="1.032cm" table:end-y="0.24cm" draw:z-index="18" draw:style-name="gr1" svg:width="2.285cm" svg:height="0.503cm" svg:x="1.005cm" svg:y="0.187cm">
              <draw:text-box>
                <text:p>création</text:p>
              </draw:text-box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>
            <draw:frame table:end-cell-address="Feuille1.E9" table:end-x="1.116cm" table:end-y="0.028cm" draw:z-index="20" draw:style-name="gr1" svg:width="2.342cm" svg:height="0.503cm" svg:x="1.032cm" svg:y="0.424cm">
              <draw:text-box>
                <text:p>modification</text:p>
              </draw:text-box>
            </draw:frame>
          </table:table-cell>
          <table:table-cell table:number-columns-repeated="2"/>
        </table:table-row>
        <table:table-row table:style-name="ro1">
          <table:table-cell table:number-columns-repeated="2"/>
          <table:table-cell>
            <draw:line table:end-cell-address="Feuille1.D9" table:end-x="1.005cm" table:end-y="0.239cm" draw:z-index="21" draw:style-name="gr2" draw:text-style-name="P1" svg:x1="3.263cm" svg:y1="0.22cm" svg:x2="1.784cm" svg:y2="0.688cm">
              <text:p/>
            </draw:line>
          </table:table-cell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Feuille1.C10" table:end-x="1.783cm" table:end-y="0.056cm" draw:z-index="10" draw:style-name="gr1" svg:width="1.226cm" svg:height="0.503cm" svg:x="0.557cm" svg:y="0.003cm">
              <draw:text-box>
                <text:p>profil</text:p>
              </draw:text-box>
            </draw:frame>
            <draw:line table:end-cell-address="Feuille1.D11" table:end-x="0.838cm" table:end-y="0.221cm" draw:z-index="23" draw:style-name="gr2" draw:text-style-name="P1" svg:x1="3.096cm" svg:y1="1.121cm" svg:x2="1.784cm" svg:y2="0.239cm">
              <text:p/>
            </draw:line>
          </table:table-cell>
          <table:table-cell/>
          <table:table-cell>
            <draw:frame table:end-cell-address="Feuille1.G10" table:end-x="0.56cm" table:end-y="0.188cm" draw:z-index="24" draw:style-name="gr1" svg:width="2.844cm" svg:height="0.503cm" svg:x="2.232cm" svg:y="0.135cm">
              <draw:text-box>
                <text:p>(non) connecté</text:p>
              </draw:text-box>
            </draw:frame>
            <draw:line table:end-cell-address="Feuille1.E11" table:end-x="2.205cm" table:end-y="0.239cm" draw:z-index="25" draw:style-name="gr2" draw:text-style-name="P1" svg:x1="2.205cm" svg:y1="0.381cm" svg:x2="0.893cm" svg:y2="1.139cm">
              <text:p/>
            </draw:line>
          </table:table-cell>
          <table:table-cell/>
        </table:table-row>
        <table:table-row table:style-name="ro1">
          <table:table-cell table:number-columns-repeated="3"/>
          <table:table-cell>
            <draw:frame table:end-cell-address="Feuille1.E12" table:end-x="0.893cm" table:end-y="0.028cm" draw:z-index="22" draw:style-name="gr1" svg:width="2.286cm" svg:height="0.503cm" svg:x="0.865cm" svg:y="0.425cm">
              <draw:text-box>
                <text:p>consultation</text:p>
              </draw:text-box>
            </draw:frame>
          </table:table-cell>
          <table:table-cell table:number-columns-repeated="2"/>
        </table:table-row>
        <table:table-row table:style-name="ro1">
          <table:table-cell table:number-columns-repeated="4"/>
          <table:table-cell>
            <draw:line table:end-cell-address="Feuille1.F11" table:end-x="0.003cm" table:end-y="0.327cm" draw:z-index="27" draw:style-name="gr2" draw:text-style-name="P1" svg:x1="2.261cm" svg:y1="0.327cm" svg:x2="0.948cm" svg:y2="0.265cm">
              <text:p/>
            </draw:line>
            <draw:line table:end-cell-address="Feuille1.F13" table:end-x="0.059cm" table:end-y="0.352cm" draw:z-index="29" draw:style-name="gr2" draw:text-style-name="P1" svg:x1="2.317cm" svg:y1="1.252cm" svg:x2="0.92cm" svg:y2="0.265cm">
              <text:p/>
            </draw:line>
          </table:table-cell>
          <table:table-cell>
            <draw:frame table:end-cell-address="Feuille1.G12" table:end-x="0.616cm" table:end-y="0.134cm" draw:z-index="26" draw:style-name="gr1" svg:width="2.844cm" svg:height="0.503cm" svg:x="0.03cm" svg:y="0.081cm">
              <draw:text-box>
                <text:p>Soi/autre</text:p>
              </draw:text-box>
            </draw:frame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Feuille1.G14" table:end-x="0.949cm" table:end-y="0.159cm" draw:z-index="28" draw:style-name="gr1" svg:width="3.121cm" svg:height="0.503cm" svg:x="0.086cm" svg:y="0.106cm">
              <draw:text-box>
                <text:p>=Espace membre</text:p>
              </draw:text-box>
            </draw:frame>
          </table:table-cell>
        </table:table-row>
        <table:table-row table:style-name="ro1">
          <table:table-cell table:number-columns-repeated="2"/>
          <table:table-cell>
            <draw:frame table:end-cell-address="Feuille1.D15" table:end-x="0.224cm" table:end-y="0.372cm" draw:z-index="12" draw:style-name="gr4" svg:width="2.09cm" svg:height="0.689cm" svg:x="0.392cm" svg:y="0.133cm">
              <draw:text-box>
                <text:p>messagerie</text:p>
              </draw:text-box>
            </draw:frame>
          </table:table-cell>
          <table:table-cell table:number-columns-repeated="3"/>
        </table:table-row>
        <table:table-row table:style-name="ro1">
          <table:table-cell/>
          <table:table-cell>
            <draw:line table:end-cell-address="Feuille1.C17" table:end-x="0.365cm" table:end-y="0.213cm" draw:z-index="13" draw:style-name="gr2" draw:text-style-name="P1" svg:x1="2.623cm" svg:y1="0.02cm" svg:x2="1.896cm" svg:y2="1.112cm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>
            <draw:frame table:end-cell-address="Feuille1.A18" table:end-x="1.087cm" table:end-y="0.08cm" draw:z-index="1" draw:style-name="gr5" svg:width="0.971cm" svg:height="0.502cm" svg:x="0.116cm" svg:y="0.028cm">
              <draw:text-box>
                <text:p>Site</text:p>
              </draw:text-box>
            </draw:frame>
            <draw:line table:end-cell-address="Feuille1.A17" table:end-x="2.259cm" table:end-y="0.265cm" draw:z-index="5" draw:style-name="gr2" draw:text-style-name="P1" svg:x1="2.259cm" svg:y1="0.265cm" svg:x2="1.087cm" svg:y2="0.265cm">
              <text:p/>
            </draw:line>
            <draw:line table:end-cell-address="Feuille1.A25" table:end-x="2.231cm" table:end-y="0.159cm" draw:z-index="7" draw:style-name="gr2" draw:text-style-name="P1" svg:x1="2.231cm" svg:y1="3.758cm" svg:x2="1.087cm" svg:y2="0.345cm">
              <text:p/>
            </draw:line>
          </table:table-cell>
          <table:table-cell>
            <draw:frame table:end-cell-address="Feuille1.B18" table:end-x="1.869cm" table:end-y="0.106cm" draw:z-index="4" draw:style-name="gr6" draw:text-style-name="P3" svg:width="1.868cm" svg:height="0.554cm" svg:x="0.001cm" svg:y="0.002cm">
              <draw:text-box>
                <text:p text:style-name="P2"><text:span text:style-name="T1">échanges</text:span></text:p>
              </draw:text-box>
            </draw:frame>
            <draw:line table:end-cell-address="Feuille1.C17" table:end-x="0.42cm" table:end-y="0.274cm" draw:z-index="15" draw:style-name="gr2" draw:text-style-name="P1" svg:x1="2.678cm" svg:y1="0.274cm" svg:x2="1.896cm" svg:y2="0.265cm">
              <text:p/>
            </draw:line>
            <draw:line table:end-cell-address="Feuille1.C20" table:end-x="0.364cm" table:end-y="0.328cm" draw:z-index="17" draw:style-name="gr2" draw:text-style-name="P1" svg:x1="2.622cm" svg:y1="1.678cm" svg:x2="1.868cm" svg:y2="0.318cm">
              <text:p/>
            </draw:line>
          </table:table-cell>
          <table:table-cell>
            <draw:frame table:end-cell-address="Feuille1.C18" table:end-x="1.45cm" table:end-y="0.081cm" draw:z-index="14" draw:style-name="gr1" svg:width="1.003cm" svg:height="0.503cm" svg:x="0.447cm" svg:y="0.028cm">
              <draw:text-box>
                <text:p>chat</text:p>
              </draw:text-box>
            </draw:frame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>
            <draw:frame table:end-cell-address="Feuille1.C21" table:end-x="1.728cm" table:end-y="0.135cm" draw:z-index="16" draw:style-name="gr1" svg:width="1.337cm" svg:height="0.503cm" svg:x="0.391cm" svg:y="0.082cm">
              <draw:text-box>
                <text:p>forum</text:p>
              </draw:text-box>
            </draw:frame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>
            <draw:frame table:end-cell-address="Feuille1.B25" table:end-x="1.534cm" table:end-y="0.424cm" draw:z-index="6" draw:style-name="gr3" svg:width="1.532cm" svg:height="0.555cm" svg:x="0.002cm" svg:y="0.319cm">
              <draw:text-box>
                <text:p>admin</text:p>
              </draw:text-box>
            </draw:frame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>
            <draw:g table:end-cell-address="Feuille1.C30" table:end-x="0.641cm" table:end-y="0.291cm" draw:z-index="0">
              <draw:frame draw:style-name="gr1" svg:width="2.844cm" svg:height="0.503cm" svg:x="2.313cm" svg:y="0.238cm">
                <draw:text-box>
                  <text:p>texte</text:p>
                </draw:text-box>
              </draw:frame>
              <draw:line draw:style-name="gr2" draw:text-style-name="P1" svg:x1="2.286cm" svg:y1="0.484cm" svg:x2="0.724cm" svg:y2="0.41cm">
                <text:p/>
              </draw:line>
            </draw:g>
          </table:table-cell>
          <table:table-cell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4/02/2013</text:date>, <text:time>16:5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orent.arnould </meta:initial-creator>
    <meta:creation-date>2013-02-04T13:25:37</meta:creation-date>
    <dc:date>2013-02-04T16:56:06</dc:date>
    <dc:creator>florent.arnould </dc:creator>
    <meta:editing-duration>PT00H34M25S</meta:editing-duration>
    <meta:editing-cycles>4</meta:editing-cycles>
    <meta:generator>OpenOffice.org/3.2$Linux OpenOffice.org_project/320m19$Build-9505</meta:generator>
    <meta:document-statistic meta:table-count="3" meta:cell-count="0" meta:object-count="30"/>
  </office:meta>
</office:document-meta>
</file>